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grains de sable<text:line-break/>éclats de gravier<text:line-break/>entre les dents<text:line-break/>noyade<text:line-break/>ensevelissement<text:line-break/>mécanisme mort<text:line-break/>se meut encore<text:line-break/>trop plein<text:line-break/>au-delà<text:line-break/>densité trou noir troublant<text:line-break/>silence et abandon<text:line-break/>advienne qui peut<text:line-break/>un gouffre sans fond c'est classique<text:line-break/>un gouffre sans fond c'est un lieu commun<text:line-break/>le lieu commun<text:line-break/>aux communs<text:line-break/>aux mortels<text:line-break/>l'omniprésente chute<text:line-break/>mais chut !<text:line-break/>la liberté d'opinion c'est aussi<text:line-break/>la liberté du silence<text:line-break/>impur<text:line-break/>impur comme le ronronnement<text:line-break/>du chat<text:line-break/>de la chaudière<text:line-break/>une locomotive à décollage vertical<text:line-break/>oh ! la belle ROUGE !<text:line-break/>bon sang ! la civilisation n'est qu'un<text:line-break/>galimatias de chaînes<text:line-break/>l'essentiel est ailleurs<text:line-break/>c'est-à-dire nulle part<text:line-break/>le soleil de novembre incendie les passions tristes<text:line-break/>et bientôt décembre<text:line-break/>le mois de toutes les guerres<text:line-break/>les chemins de traverses sont traversés de part en part<text:line-break/>de dards acérés empoisonnés<text:line-break/>insensé qui cherche du sens<text:line-break/>danse<text:line-break/>oublie un peu si tu peux<text:line-break/>les mirages toxiques de la conscience<text:line-break/>laisse toi apprivoisé par<text:line-break/>ce qui n'a jamais besoin d'aucun mot</text:p>
      <text:p text:style-name="Standard_20_gauche">jamais</text:p>
      <text:p text:style-name="Standard_20_gauche">aucun</text:p>
      <text:p text:style-name="Standard_20_gauche">m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108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blogiGor_grain_de_sable<text:tab/><text:tab/><text:date style:data-style-name="N108" text:date-value="2011-11-23T17:56:56.99" text:fixed="true">mercredi 23 novembre 2011</text:date>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3T17:56:58</meta:creation-date>
    <dc:title>blogiGor_033_</dc:title>
    <meta:editing-duration>PT53M29S</meta:editing-duration>
    <meta:editing-cycles>4</meta:editing-cycles>
    <meta:generator>LibreOffice/3.4$Linux LibreOffice_project/340m1$Build-402</meta:generator>
    <meta:keyword>blogiGor</meta:keyword>
    <meta:initial-creator>iGor </meta:initial-creator>
    <dc:date>2011-11-23T19:05:37</dc:date>
    <dc:creator>iGor </dc:creator>
    <meta:document-statistic meta:table-count="0" meta:image-count="0" meta:object-count="0" meta:page-count="1" meta:paragraph-count="6" meta:word-count="170" meta:character-count="1031" meta:non-whitespace-character-count="864"/>
    <meta:template xlink:type="simple" xlink:actuate="onRequest" xlink:title="blogiGor_033_" xlink:href="../../../../../Modèles/blogiGor.ott" meta:date="2011-11-23T17:56:57"/>
  </office:meta>
</office:document-meta>
</file>